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Gestionar Contratos Marco en Odoo 17</text:span></text:h>
      <text:h text:style-name="Heading_20_4" text:outline-level="4"><text:span text:style-name="Strong_20_Emphasis">1. Activar la Función de Contratos Marco (si no está activa)</text:span>:</text:h>
      <text:list text:style-name="L1">
        <text:list-item>
          <text:p text:style-name="P2">Ve al módulo <text:span text:style-name="Strong_20_Emphasis">Ajustes</text:span>.</text:p>
        </text:list-item>
        <text:list-item>
          <text:p text:style-name="P2">En la sección <text:span text:style-name="Strong_20_Emphasis">Compras</text:span>, habilita la opción <text:span text:style-name="Strong_20_Emphasis">Gestión de acuerdos y contratos</text:span>.</text:p>
        </text:list-item>
        <text:list-item>
          <text:p text:style-name="P1">Haz clic en <text:span text:style-name="Strong_20_Emphasis">Guardar</text:span> para confirmar los cambios.</text:p>
        </text:list-item>
      </text:list>
      <text:p text:style-name="Horizontal_20_Line"/>
      <text:h text:style-name="Heading_20_4" text:outline-level="4"><text:span text:style-name="Strong_20_Emphasis">2. Crear un Nuevo Contrato Marco</text:span>:</text:h>
      <text:list text:style-name="L2">
        <text:list-item>
          <text:p text:style-name="P4">Ve al módulo <text:span text:style-name="Strong_20_Emphasis">Compras</text:span> y selecciona <text:span text:style-name="Strong_20_Emphasis">Contratos</text:span> o <text:span text:style-name="Strong_20_Emphasis">Acuerdos Marco</text:span>.</text:p>
        </text:list-item>
        <text:list-item>
          <text:p text:style-name="P4">Haz clic en <text:span text:style-name="Strong_20_Emphasis">Crear</text:span> para iniciar un nuevo contrato.</text:p>
        </text:list-item>
        <text:list-item>
          <text:p text:style-name="P4">Completa los siguientes campos:</text:p>
          <text:list>
            <text:list-item>
              <text:p text:style-name="P4"><text:span text:style-name="Strong_20_Emphasis">Nombre del contrato</text:span>: Describe brevemente el acuerdo.</text:p>
            </text:list-item>
            <text:list-item>
              <text:p text:style-name="P4"><text:span text:style-name="Strong_20_Emphasis">Proveedor</text:span>: Selecciona el proveedor asociado al contrato.</text:p>
            </text:list-item>
            <text:list-item>
              <text:p text:style-name="P4"><text:span text:style-name="Strong_20_Emphasis">Duración</text:span>: Define la fecha de inicio y fin del contrato.</text:p>
            </text:list-item>
            <text:list-item>
              <text:p text:style-name="P4"><text:span text:style-name="Strong_20_Emphasis">Tipo de contrato</text:span>: Selecciona entre:</text:p>
              <text:list>
                <text:list-item>
                  <text:p text:style-name="P4">Pedido de compra recurrente.</text:p>
                </text:list-item>
                <text:list-item>
                  <text:p text:style-name="P4">Pedido por cantidad.</text:p>
                </text:list-item>
                <text:list-item>
                  <text:p text:style-name="P4">Pedido por tiempo.</text:p>
                </text:list-item>
              </text:list>
            </text:list-item>
          </text:list>
        </text:list-item>
        <text:list-item>
          <text:p text:style-name="P3">Haz clic en <text:span text:style-name="Strong_20_Emphasis">Guardar</text:span>.</text:p>
        </text:list-item>
      </text:list>
      <text:p text:style-name="Horizontal_20_Line"/>
      <text:h text:style-name="Heading_20_4" text:outline-level="4"><text:span text:style-name="Strong_20_Emphasis">3. Agregar Líneas de Productos</text:span>:</text:h>
      <text:list text:style-name="L3">
        <text:list-item>
          <text:p text:style-name="P6">En la sección de productos, agrega los artículos que forman parte del contrato marco.</text:p>
        </text:list-item>
        <text:list-item>
          <text:p text:style-name="P6">Define los detalles clave:</text:p>
          <text:list>
            <text:list-item>
              <text:p text:style-name="P6">Cantidad mínima y máxima.</text:p>
            </text:list-item>
            <text:list-item>
              <text:p text:style-name="P6">Precio acordado.</text:p>
            </text:list-item>
            <text:list-item>
              <text:p text:style-name="P6">Condiciones especiales, si las hay.</text:p>
            </text:list-item>
          </text:list>
        </text:list-item>
        <text:list-item>
          <text:p text:style-name="P5">Haz clic en <text:span text:style-name="Strong_20_Emphasis">Guardar</text:span>.</text:p>
        </text:list-item>
      </text:list>
      <text:p text:style-name="Horizontal_20_Line"/>
      <text:h text:style-name="Heading_20_4" text:outline-level="4"><text:span text:style-name="Strong_20_Emphasis">4. Usar el Contrato Marco en Pedidos de Compra</text:span>:</text:h>
      <text:list text:style-name="L4">
        <text:list-item>
          <text:p text:style-name="P8">Cuando crees un pedido de compra, selecciona el contrato marco correspondiente en el formulario del pedido.</text:p>
        </text:list-item>
        <text:list-item>
          <text:p text:style-name="P8">Odoo completará automáticamente los detalles del proveedor y productos según lo estipulado en el contrato.</text:p>
        </text:list-item>
        <text:list-item>
          <text:p text:style-name="P7">Verifica la información y confirma el pedido.</text:p>
        </text:list-item>
      </text:list>
      <text:p text:style-name="Horizontal_20_Line"/>
      <text:h text:style-name="Heading_20_4" text:outline-level="4"><text:span text:style-name="Strong_20_Emphasis">5. Supervisar el Cumplimiento del Contrato</text:span>:</text:h>
      <text:list text:style-name="L5">
        <text:list-item>
          <text:p text:style-name="P10">Ve al módulo <text:span text:style-name="Strong_20_Emphasis">Compras</text:span> y revisa el contrato para monitorear el progreso:</text:p>
          <text:list>
            <text:list-item>
              <text:p text:style-name="P10">Cantidades entregadas frente a lo acordado.</text:p>
            </text:list-item>
            <text:list-item>
              <text:p text:style-name="P10">Fechas de entrega cumplidas.</text:p>
            </text:list-item>
          </text:list>
        </text:list-item>
        <text:list-item>
          <text:p text:style-name="P9"><text:soft-page-break/>Ajusta los parámetros si se realizan cambios al contrato.</text:p>
        </text:list-item>
      </text:list>
      <text:p text:style-name="Horizontal_20_Line"/>
      <text:h text:style-name="Heading_20_4" text:outline-level="4"><text:span text:style-name="Strong_20_Emphasis">6. Cierre del Contrato Marco</text:span>:</text:h>
      <text:list text:style-name="L6">
        <text:list-item>
          <text:p text:style-name="P12">Una vez finalizado el periodo de validez o cumplidas todas las condiciones del contrato, márcalo como <text:span text:style-name="Strong_20_Emphasis">Cerrado</text:span>.</text:p>
        </text:list-item>
        <text:list-item>
          <text:p text:style-name="P11">Registra cualquier observación adicional para referencia futura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5:50:11.463851125</meta:creation-date>
    <dc:date>2024-12-09T05:50:54.205586890</dc:date>
    <meta:editing-duration>PT44S</meta:editing-duration>
    <meta:editing-cycles>1</meta:editing-cycles>
    <meta:document-statistic meta:table-count="0" meta:image-count="0" meta:object-count="0" meta:page-count="2" meta:paragraph-count="36" meta:word-count="293" meta:character-count="1730" meta:non-whitespace-character-count="1502"/>
    <meta:generator>LibreOffice/24.2.6.2$Linux_X86_64 LibreOffice_project/420$Build-2</meta:generator>
  </office:meta>
</office:document-meta>
</file>